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ImageEncoder.writeGAM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DATOutputStream.write( byte [ ] b , int off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unkStream.ChunkStream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NGImageEncoder.writeH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NGImageEncoder.encode( RenderedImage im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44">
            <text:p text:style-name="Table_20_Contents">44</text:p>
          </table:table-cell>
          <table:table-cell office:value-type="float" office:value="147">
            <text:p text:style-name="Table_20_Contents">147</text:p>
          </table:table-cell>
        </table:table-row>
        <table:table-row>
          <table:table-cell office:value-type="string">
            <text:p text:style-name="Table_20_Contents">ChunkStream.writeChar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unkStream.write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NGImageEncoder.writeSB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unkStream.writeByt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encodePass( OutputStream os , Raster ras , int xOffset , int yOffset , int xSkip , int ySkip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0">
            <text:p text:style-name="Table_20_Contents">6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PNGImageEncoder.writeIDA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NGImageEncoder.writePL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unkStream.write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writePrivateChu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NGImageEncoder.createGrayParam( byte [ ] redPalette , byte [ ] greenPalette , byte [ ] bluePalette , byte [ ] alphaPalet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DATOutputStream.writeInt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AT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writeMa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writeI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ImageEncoder.clamp( int val , int max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unk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unkStream.writeBoolea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unkStream.writeToStream( Data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NGImageEncoder.writeICC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ImageEncoder.write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unk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unkStream.write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AT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writeZT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NGImageEncoder.PNGImageEncoder( OutputStream output , PNGEncodeParam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NGImageEncoder.writePH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unkStream.writeShor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unkStream.write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writeSP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unkStream.writeByte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unkStream.writeUT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ATOutputStream.write( in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NGImageEncoder.writeTRNS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hunk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writeCHR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DATOutputStream.IDATOutputStream( OutputStream output , int segm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NGImageEncoder.write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unkStream.writeCha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Encoder.writeBKG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RC.updateCRC( int crc , byte [ ] data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AT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NGImageEncoder.writeSRG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NGImageEncoder.writeIHD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